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a9b7c6" style:font-name="JetBrains Mono" fo:font-size="9.80000019073486pt" fo:background-color="#2b2b2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color="#cc7832"/>
    </style:style>
    <style:style style:name="T3" style:family="text">
      <style:text-properties fo:color="#cc7832" style:font-name="JetBrains Mono" fo:font-size="9.80000019073486pt" fo:background-color="#2b2b2b"/>
    </style:style>
    <style:style style:name="T4" style:family="text">
      <style:text-properties fo:color="#ffc66d"/>
    </style:style>
    <style:style style:name="T5" style:family="text">
      <style:text-properties fo:color="#6a8759"/>
    </style:style>
    <style:style style:name="T6" style:family="text">
      <style:text-properties fo:color="#808080"/>
    </style:style>
    <style:style style:name="T7" style:family="text">
      <style:text-properties fo:color="#6897bb"/>
    </style:style>
    <style:style style:name="T8" style:family="text">
      <style:text-properties fo:color="#9876aa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TTON ACTIONS</text:p>
      <text:p text:style-name="P1"><text:span text:style-name="T2"/></text:p>
      <text:p text:style-name="P1"><text:span text:style-name="T2"/></text:p>
      <text:p text:style-name="P1"><text:span text:style-name="T2">package </text:span>SeleniumDemo<text:span text:style-name="T2">;<text:line-break/><text:line-break/>import </text:span>org.openqa.selenium.By<text:span text:style-name="T2">;<text:line-break/>import </text:span>org.openqa.selenium.Point<text:span text:style-name="T2">;<text:line-break/>import </text:span>org.openqa.selenium.WebDriver<text:span text:style-name="T2">;<text:line-break/>import </text:span>org.openqa.selenium.WebElement<text:span text:style-name="T2">;<text:line-break/>import </text:span>org.openqa.selenium.chrome.ChromeDriver<text:span text:style-name="T2">;<text:line-break/>import </text:span>org.openqa.selenium.interactions.Actions<text:span text:style-name="T2">;<text:line-break/><text:line-break/>import </text:span>java.util.concurrent.TimeUnit<text:span text:style-name="T2">;<text:line-break/><text:line-break/>public class </text:span>ButtonDemo {<text:line-break/> <text:s text:c="2"/><text:span text:style-name="T2">public static void </text:span><text:span text:style-name="T4">main</text:span>(String[] args) <text:span text:style-name="T2">throws </text:span>InterruptedException {<text:line-break/><text:line-break/> <text:s text:c="6"/>System.<text:span text:style-name="T1">setProperty</text:span>(<text:span text:style-name="T5">"WebDriver.chrome.driver"</text:span><text:span text:style-name="T2">,</text:span><text:span text:style-name="T5">"C:</text:span><text:span text:style-name="T2">\\</text:span><text:span text:style-name="T5">Users</text:span><text:span text:style-name="T2">\\</text:span><text:span text:style-name="T5">pc</text:span><text:span text:style-name="T2">\\</text:span><text:span text:style-name="T5">Downloads</text:span><text:span text:style-name="T2">\\</text:span><text:span text:style-name="T5">chromedriver_win32</text:span><text:span text:style-name="T2">\\</text:span><text:span text:style-name="T5">chromedriver.exe"</text:span>)<text:span text:style-name="T2">;</text:span><text:span text:style-name="T6">// importing the driver<text:line-break/> <text:s text:c="6"/></text:span>WebDriver driver=<text:span text:style-name="T2">new </text:span>ChromeDriver()<text:span text:style-name="T2">;<text:line-break/> <text:s text:c="6"/></text:span>driver.manage().timeouts().implicitlyWait(<text:span text:style-name="T7">10</text:span><text:span text:style-name="T2">, </text:span>TimeUnit.<text:span text:style-name="T8">SECONDS</text:span>)<text:span text:style-name="T2">;<text:line-break/> <text:s text:c="6"/></text:span>driver.get(<text:span text:style-name="T5">"https://letcode.in/test"</text:span>)<text:span text:style-name="T2">; </text:span><text:span text:style-name="T6">//Opening the url<text:line-break/> <text:s text:c="6"/></text:span>driver.manage().window().maximize()<text:span text:style-name="T2">;<text:line-break/><text:line-break/> <text:s text:c="6"/></text:span>WebElement work= driver.findElement(By.<text:span text:style-name="T1">id</text:span>(<text:span text:style-name="T5">"testing"</text:span>))<text:span text:style-name="T2">;<text:line-break/> <text:s text:c="6"/></text:span>work.click()<text:span text:style-name="T2">;</text:span><text:span text:style-name="T6">//Clicking on Workspace<text:line-break/><text:line-break/> <text:s text:c="6"/></text:span>Thread.<text:span text:style-name="T1">sleep</text:span>(<text:span text:style-name="T7">2000</text:span>)<text:span text:style-name="T2">;<text:line-break/><text:line-break/> <text:s text:c="6"/></text:span>WebElement button=driver.findElement(By.<text:span text:style-name="T1">xpath</text:span>(<text:span text:style-name="T5">"/html/body/app-root/app-test-site/section[2]/div/div/div/div[2]/app-menu/div/footer/a"</text:span>))<text:span text:style-name="T2">;<text:line-break/> <text:s text:c="6"/></text:span>button.click()<text:span text:style-name="T2">;</text:span><text:span text:style-name="T6">// Going to Button option clicking on click<text:line-break/><text:line-break/> <text:s text:c="6"/></text:span>WebElement location=driver.findElement(By.<text:span text:style-name="T1">id</text:span>(<text:span text:style-name="T5">"position"</text:span>))<text:span text:style-name="T2">;<text:line-break/> <text:s text:c="6"/></text:span>Point xypoint=location.getLocation()<text:span text:style-name="T2">;<text:line-break/> <text:s text:c="6"/>int </text:span>x = xypoint.getX()<text:span text:style-name="T2">;<text:line-break/> <text:s text:c="6"/>int </text:span>y = xypoint.getY()<text:span text:style-name="T2">;<text:line-break/> <text:s text:c="6"/></text:span>System.<text:span text:style-name="T8">out</text:span>.println(<text:span text:style-name="T5">"X value is = "</text:span>+x +<text:span text:style-name="T5">" Y value is = "</text:span>+y)<text:span text:style-name="T2">; </text:span><text:span text:style-name="T6">//Finding the position of the button<text:line-break/><text:line-break/> <text:s text:c="6"/></text:span>Thread.<text:span text:style-name="T1">sleep</text:span>(<text:span text:style-name="T7">2000</text:span>)<text:span text:style-name="T2">;<text:line-break/><text:line-break/> <text:s text:c="6"/></text:span>WebElement colorButton= driver.findElement(By.<text:span text:style-name="T1">id</text:span>(<text:span text:style-name="T5">"color"</text:span>))<text:span text:style-name="T2">;<text:line-break/> <text:s text:c="6"/></text:span>String bgColor= colorButton.getCssValue(<text:span text:style-name="T5">"background-color"</text:span>)<text:span text:style-name="T2">;<text:line-break/> <text:s text:c="6"/></text:span>System.<text:span text:style-name="T8">out</text:span>.println(<text:span text:style-name="T5">"Color of the Button = "</text:span>+bgColor)<text:span text:style-name="T2">; </text:span><text:span text:style-name="T6">// Finding the color of the button<text:line-break/><text:line-break/> <text:s text:c="6"/></text:span>Thread.<text:span text:style-name="T1">sleep</text:span>(<text:span text:style-name="T7">2000</text:span>)<text:span text:style-name="T2">;<text:line-break/><text:line-break/> <text:s text:c="6"/></text:span>WebElement size= driver.findElement(By.<text:span text:style-name="T1">id</text:span>(<text:span text:style-name="T5">"property"</text:span>))<text:span text:style-name="T2">;<text:line-break/> <text:s text:c="6"/>int </text:span>H=size.getSize().getHeight()<text:span text:style-name="T2">;<text:line-break/> <text:s text:c="6"/>int </text:span>W= size.getSize().getWidth()<text:span text:style-name="T2">;<text:line-break/> <text:s text:c="6"/></text:span>System.<text:span text:style-name="T8">out</text:span>.println(<text:span text:style-name="T5">"Height of the Button = "</text:span>+H +<text:span text:style-name="T5">" Width of the Button = "</text:span>+W)<text:span text:style-name="T2">; </text:span><text:span text:style-name="T6">// Finding the size of the Button<text:line-break/><text:line-break/> <text:s text:c="6"/></text:span>Thread.<text:span text:style-name="T1">sleep</text:span>(<text:span text:style-name="T7">2000</text:span>)<text:span text:style-name="T2">;<text:line-break/><text:line-break/> <text:s text:c="6"/></text:span>WebElement enableOrDisable = driver.findElement(By.<text:span text:style-name="T1">id</text:span>(<text:span text:style-name="T5">"isDisabled"</text:span>))<text:span text:style-name="T2">;<text:line-break/> <text:s text:c="6"/>boolean </text:span>enable =enableOrDisable.isEnabled()<text:span text:style-name="T2">;<text:line-break/></text:span><text:soft-page-break/><text:span text:style-name="T2"> <text:s text:c="6"/></text:span>System.<text:span text:style-name="T8">out</text:span>.println(<text:span text:style-name="T5">"Enable = "</text:span>+enable)<text:span text:style-name="T2">; </text:span><text:span text:style-name="T6">// Finding if the button is enabled or disabled<text:line-break/><text:line-break/> <text:s text:c="6"/></text:span>Thread.<text:span text:style-name="T1">sleep</text:span>(<text:span text:style-name="T7">2000</text:span>)<text:span text:style-name="T2">;<text:line-break/><text:line-break/> <text:s text:c="6"/></text:span>WebElement hold= driver.findElement(By.<text:span text:style-name="T1">xpath</text:span>(<text:span text:style-name="T5">"//*[@id=</text:span><text:span text:style-name="T2">\"</text:span><text:span text:style-name="T5">isDisabled</text:span><text:span text:style-name="T2">\"</text:span><text:span text:style-name="T5">]/div/h2"</text:span>))<text:span text:style-name="T2">;<text:line-break/> <text:s text:c="6"/></text:span>Actions action= <text:span text:style-name="T2">new </text:span>Actions(driver)<text:span text:style-name="T2">;<text:line-break/> <text:s text:c="6"/></text:span>action.clickAndHold(hold).perform()<text:span text:style-name="T2">;<text:line-break/> <text:s text:c="6"/></text:span>System.<text:span text:style-name="T8">out</text:span>.println(<text:span text:style-name="T5">"Long Press done "</text:span>)<text:span text:style-name="T2">;</text:span><text:span text:style-name="T6">//to long Press the button<text:line-break/><text:line-break/> <text:s text:c="6"/></text:span>Thread.<text:span text:style-name="T1">sleep</text:span>(<text:span text:style-name="T7">2000</text:span>)<text:span text:style-name="T2">;<text:line-break/><text:line-break/> <text:s text:c="6"/></text:span>WebElement home= driver.findElement(By.<text:span text:style-name="T1">id</text:span>(<text:span text:style-name="T5">"home"</text:span>))<text:span text:style-name="T2">;<text:line-break/> <text:s text:c="6"/></text:span>home.click()<text:span text:style-name="T2">;<text:line-break/> <text:s text:c="6"/></text:span>System.<text:span text:style-name="T8">out</text:span>.println(<text:span text:style-name="T5">"Returned to Home age"</text:span>)<text:span text:style-name="T2">;<text:line-break/><text:line-break/> <text:s text:c="6"/></text:span>Thread.<text:span text:style-name="T1">sleep</text:span>(<text:span text:style-name="T7">2000</text:span>)<text:span text:style-name="T2">;<text:line-break/><text:line-break/> <text:s text:c="6"/></text:span>driver.navigate().back()<text:span text:style-name="T2">;<text:line-break/><text:line-break/> <text:s text:c="6"/></text:span>Thread.<text:span text:style-name="T1">sleep</text:span>(<text:span text:style-name="T7">2000</text:span>)<text:span text:style-name="T2">;<text:line-break/><text:line-break/> <text:s text:c="6"/></text:span>driver.close()<text:span text:style-name="T2">;<text:line-break/><text:line-break/><text:line-break/> <text:s text:c="2"/></text:span>}<text:line-break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i Shankar</meta:initial-creator>
    <meta:creation-date>2023-07-26T22:10:35.07</meta:creation-date>
    <meta:document-statistic meta:table-count="0" meta:image-count="0" meta:object-count="0" meta:page-count="2" meta:paragraph-count="2" meta:word-count="191" meta:character-count="2770"/>
    <dc:date>2023-07-26T22:14:26.16</dc:date>
    <dc:creator>Hari Shankar</dc:creator>
    <meta:editing-duration>PT3M52S</meta:editing-duration>
    <meta:editing-cycles>1</meta:editing-cycles>
    <meta:generator>OpenOffice/4.1.14$Win32 OpenOffice.org_project/4114m1$Build-9811</meta:generator>
  </office:meta>
</office:document-meta>
</file>